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a25c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0.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0.211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solid" draw:fill-color="#fdebdd" draw:shadow="hidden"/>
    </style:style>
    <style:style style:name="gr7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none" draw:fill="none" draw:textarea-vertical-align="middle" fo:min-height="0.933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0.418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0.309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draw:fill="solid" draw:fill-color="#f9c499" draw:shadow="hidden"/>
    </style:style>
    <style:style style:name="gr32" style:family="graphic" style:parent-style-name="standard">
      <style:graphic-properties draw:stroke="none" draw:fill="none" draw:textarea-vertical-align="middle" fo:min-height="0.258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0.254cm" fo:padding-top="0.071cm" fo:padding-bottom="0.071cm" fo:padding-left="0.071cm" fo:padding-right="0.071cm"/>
    </style:style>
    <style:style style:name="gr34" style:family="graphic" style:parent-style-name="standard">
      <style:graphic-properties draw:stroke="none" draw:fill="none" draw:textarea-vertical-align="middle" fo:min-height="0.338cm" fo:padding-top="0.071cm" fo:padding-bottom="0.071cm" fo:padding-left="0.071cm" fo:padding-right="0.071cm"/>
    </style:style>
    <style:style style:name="gr35" style:family="graphic" style:parent-style-name="standard">
      <style:graphic-properties draw:stroke="none" draw:fill="none" draw:textarea-vertical-align="middle" fo:min-height="1.418cm" fo:padding-top="0.141cm" fo:padding-bottom="0.141cm" fo:padding-left="0.141cm" fo:padding-right="0.141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draw:textarea-vertical-align="middle" fo:min-height="1.012cm" fo:padding-top="0.071cm" fo:padding-bottom="0.071cm" fo:padding-left="0.071cm" fo:padding-right="0.071cm"/>
    </style:style>
    <style:style style:name="gr3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3.109cm" svg:height="1.154cm" svg:x="5.399cm" svg:y="4.859cm" svg:viewBox="0 0 3110 1155" draw:points="0,1155 3110,1155 3110,0 0,0">
            <text:p/>
          </draw:polygon>
          <draw:polygon draw:style-name="gr2" draw:layer="layout" svg:width="3.109cm" svg:height="1.154cm" svg:x="5.399cm" svg:y="4.859cm" svg:viewBox="0 0 3110 1155" draw:points="0,1155 3110,1155 3110,0 0,0">
            <text:p/>
          </draw:polygon>
        </draw:g>
        <draw:frame draw:style-name="gr3" draw:layer="layout" svg:width="0.4cm" svg:height="0.937cm" svg:x="6.982cm" svg:y="5.27cm">
          <draw:text-box>
            <text:p/>
          </draw:text-box>
        </draw:frame>
        <draw:frame draw:style-name="gr4" draw:layer="layout" svg:width="0.353cm" svg:height="1.079cm" svg:x="8.052cm" svg:y="4.624cm">
          <draw:text-box>
            <text:p/>
          </draw:text-box>
        </draw:frame>
        <draw:frame draw:style-name="gr5" draw:layer="layout" svg:width="3.109cm" svg:height="0.567cm" svg:x="5.399cm" svg:y="5.153cm">
          <draw:text-box>
            <text:p text:style-name="P1"><text:span text:style-name="T1">incoming</text:span></text:p>
          </draw:text-box>
        </draw:frame>
        <draw:g>
          <draw:polygon draw:style-name="gr6" draw:layer="layout" svg:width="3.109cm" svg:height="1.154cm" svg:x="8.066cm" svg:y="8.205cm" svg:viewBox="0 0 3110 1155" draw:points="0,1155 3110,1155 3110,0 0,0">
            <text:p/>
          </draw:polygon>
          <draw:polygon draw:style-name="gr2" draw:layer="layout" svg:width="3.109cm" svg:height="1.154cm" svg:x="8.066cm" svg:y="8.205cm" svg:viewBox="0 0 3110 1155" draw:points="0,1155 3110,1155 3110,0 0,0">
            <text:p/>
          </draw:polygon>
        </draw:g>
        <draw:frame draw:style-name="gr3" draw:layer="layout" svg:width="0.4cm" svg:height="0.937cm" svg:x="9.649cm" svg:y="8.616cm">
          <draw:text-box>
            <text:p/>
          </draw:text-box>
        </draw:frame>
        <draw:frame draw:style-name="gr4" draw:layer="layout" svg:width="0.353cm" svg:height="1.079cm" svg:x="10.719cm" svg:y="7.97cm">
          <draw:text-box>
            <text:p/>
          </draw:text-box>
        </draw:frame>
        <draw:frame draw:style-name="gr5" draw:layer="layout" svg:width="3.109cm" svg:height="0.567cm" svg:x="8.066cm" svg:y="8.499cm">
          <draw:text-box>
            <text:p text:style-name="P1"><text:span text:style-name="T1">accepted</text:span></text:p>
          </draw:text-box>
        </draw:frame>
        <draw:g>
          <draw:polygon draw:style-name="gr1" draw:layer="layout" svg:width="3.109cm" svg:height="1.154cm" svg:x="8.066cm" svg:y="11.105cm" svg:viewBox="0 0 3110 1155" draw:points="0,1155 3110,1155 3110,0 0,0">
            <text:p/>
          </draw:polygon>
          <draw:polygon draw:style-name="gr2" draw:layer="layout" svg:width="3.109cm" svg:height="1.154cm" svg:x="8.066cm" svg:y="11.105cm" svg:viewBox="0 0 3110 1155" draw:points="0,1155 3110,1155 3110,0 0,0">
            <text:p/>
          </draw:polygon>
        </draw:g>
        <draw:frame draw:style-name="gr3" draw:layer="layout" svg:width="0.4cm" svg:height="0.937cm" svg:x="9.649cm" svg:y="11.516cm">
          <draw:text-box>
            <text:p/>
          </draw:text-box>
        </draw:frame>
        <draw:frame draw:style-name="gr4" draw:layer="layout" svg:width="0.353cm" svg:height="1.079cm" svg:x="10.719cm" svg:y="10.871cm">
          <draw:text-box>
            <text:p/>
          </draw:text-box>
        </draw:frame>
        <draw:frame draw:style-name="gr5" draw:layer="layout" svg:width="3.109cm" svg:height="0.567cm" svg:x="8.066cm" svg:y="11.399cm">
          <draw:text-box>
            <text:p text:style-name="P1"><text:span text:style-name="T1">active</text:span></text:p>
          </draw:text-box>
        </draw:frame>
        <draw:g>
          <draw:polygon draw:style-name="gr1" draw:layer="layout" svg:width="3.109cm" svg:height="1.154cm" svg:x="10.596cm" svg:y="4.858cm" svg:viewBox="0 0 3110 1155" draw:points="0,1155 3110,1155 3110,0 0,0">
            <text:p/>
          </draw:polygon>
          <draw:polygon draw:style-name="gr2" draw:layer="layout" svg:width="3.109cm" svg:height="1.154cm" svg:x="10.596cm" svg:y="4.858cm" svg:viewBox="0 0 3110 1155" draw:points="0,1155 3110,1155 3110,0 0,0">
            <text:p/>
          </draw:polygon>
        </draw:g>
        <draw:frame draw:style-name="gr3" draw:layer="layout" svg:width="0.4cm" svg:height="0.937cm" svg:x="12.165cm" svg:y="5.27cm">
          <draw:text-box>
            <text:p/>
          </draw:text-box>
        </draw:frame>
        <draw:g>
          <draw:polygon draw:style-name="gr6" draw:layer="layout" svg:width="3.109cm" svg:height="1.154cm" svg:x="8.066cm" svg:y="13.982cm" svg:viewBox="0 0 3110 1155" draw:points="0,1155 3110,1155 3110,0 0,0">
            <text:p/>
          </draw:polygon>
          <draw:polygon draw:style-name="gr2" draw:layer="layout" svg:width="3.109cm" svg:height="1.154cm" svg:x="8.066cm" svg:y="13.982cm" svg:viewBox="0 0 3110 1155" draw:points="0,1155 3110,1155 3110,0 0,0">
            <text:p/>
          </draw:polygon>
        </draw:g>
        <draw:frame draw:style-name="gr3" draw:layer="layout" svg:width="0.4cm" svg:height="0.937cm" svg:x="9.649cm" svg:y="14.393cm">
          <draw:text-box>
            <text:p/>
          </draw:text-box>
        </draw:frame>
        <draw:frame draw:style-name="gr4" draw:layer="layout" svg:width="0.353cm" svg:height="1.079cm" svg:x="10.719cm" svg:y="13.747cm">
          <draw:text-box>
            <text:p/>
          </draw:text-box>
        </draw:frame>
        <draw:frame draw:style-name="gr5" draw:layer="layout" svg:width="3.109cm" svg:height="0.567cm" svg:x="8.066cm" svg:y="14.276cm">
          <draw:text-box>
            <text:p text:style-name="P1"><text:span text:style-name="T1">holding</text:span></text:p>
          </draw:text-box>
        </draw:frame>
        <draw:g>
          <draw:polygon draw:style-name="gr1" draw:layer="layout" svg:width="3.109cm" svg:height="1.154cm" svg:x="8.066cm" svg:y="16.859cm" svg:viewBox="0 0 3110 1155" draw:points="0,1155 3110,1155 3110,0 0,0">
            <text:p/>
          </draw:polygon>
          <draw:polygon draw:style-name="gr2" draw:layer="layout" svg:width="3.109cm" svg:height="1.154cm" svg:x="8.066cm" svg:y="16.859cm" svg:viewBox="0 0 3110 1155" draw:points="0,1155 3110,1155 3110,0 0,0">
            <text:p/>
          </draw:polygon>
        </draw:g>
        <draw:frame draw:style-name="gr3" draw:layer="layout" svg:width="0.4cm" svg:height="0.937cm" svg:x="9.649cm" svg:y="17.27cm">
          <draw:text-box>
            <text:p/>
          </draw:text-box>
        </draw:frame>
        <draw:frame draw:style-name="gr4" draw:layer="layout" svg:width="0.353cm" svg:height="1.079cm" svg:x="10.719cm" svg:y="16.625cm">
          <draw:text-box>
            <text:p/>
          </draw:text-box>
        </draw:frame>
        <draw:frame draw:style-name="gr5" draw:layer="layout" svg:width="3.109cm" svg:height="0.567cm" svg:x="8.066cm" svg:y="17.153cm">
          <draw:text-box>
            <text:p text:style-name="P1"><text:span text:style-name="T1">held</text:span></text:p>
          </draw:text-box>
        </draw:frame>
        <draw:g>
          <draw:polygon draw:style-name="gr6" draw:layer="layout" svg:width="3.109cm" svg:height="1.154cm" svg:x="8.066cm" svg:y="19.49cm" svg:viewBox="0 0 3110 1155" draw:points="0,1155 3110,1155 3110,0 0,0">
            <text:p/>
          </draw:polygon>
          <draw:polygon draw:style-name="gr2" draw:layer="layout" svg:width="3.109cm" svg:height="1.154cm" svg:x="8.066cm" svg:y="19.49cm" svg:viewBox="0 0 3110 1155" draw:points="0,1155 3110,1155 3110,0 0,0">
            <text:p/>
          </draw:polygon>
        </draw:g>
        <draw:frame draw:style-name="gr3" draw:layer="layout" svg:width="0.4cm" svg:height="0.937cm" svg:x="9.649cm" svg:y="19.901cm">
          <draw:text-box>
            <text:p/>
          </draw:text-box>
        </draw:frame>
        <draw:frame draw:style-name="gr4" draw:layer="layout" svg:width="0.353cm" svg:height="1.079cm" svg:x="10.719cm" svg:y="19.255cm">
          <draw:text-box>
            <text:p/>
          </draw:text-box>
        </draw:frame>
        <draw:frame draw:style-name="gr5" draw:layer="layout" svg:width="3.109cm" svg:height="0.567cm" svg:x="8.066cm" svg:y="19.784cm">
          <draw:text-box>
            <text:p text:style-name="P1"><text:span text:style-name="T1">resuming</text:span></text:p>
          </draw:text-box>
        </draw:frame>
        <draw:g>
          <draw:polygon draw:style-name="gr6" draw:layer="layout" svg:width="3.109cm" svg:height="1.154cm" svg:x="8.066cm" svg:y="23.244cm" svg:viewBox="0 0 3110 1155" draw:points="0,1155 3110,1155 3110,0 0,0">
            <text:p/>
          </draw:polygon>
          <draw:polygon draw:style-name="gr2" draw:layer="layout" svg:width="3.109cm" svg:height="1.154cm" svg:x="8.066cm" svg:y="23.244cm" svg:viewBox="0 0 3110 1155" draw:points="0,1155 3110,1155 3110,0 0,0">
            <text:p/>
          </draw:polygon>
        </draw:g>
        <draw:frame draw:style-name="gr3" draw:layer="layout" svg:width="0.4cm" svg:height="0.937cm" svg:x="9.649cm" svg:y="23.654cm">
          <draw:text-box>
            <text:p/>
          </draw:text-box>
        </draw:frame>
        <draw:frame draw:style-name="gr4" draw:layer="layout" svg:width="0.353cm" svg:height="1.079cm" svg:x="10.719cm" svg:y="23.009cm">
          <draw:text-box>
            <text:p/>
          </draw:text-box>
        </draw:frame>
        <draw:frame draw:style-name="gr5" draw:layer="layout" svg:width="3.109cm" svg:height="0.567cm" svg:x="8.066cm" svg:y="23.538cm">
          <draw:text-box>
            <text:p text:style-name="P1"><text:span text:style-name="T1">disconnecting</text:span></text:p>
          </draw:text-box>
        </draw:frame>
        <draw:g xml:id="id1" draw:id="id1">
          <draw:polygon draw:style-name="gr1" draw:layer="layout" svg:width="3.109cm" svg:height="1.154cm" svg:x="8.066cm" svg:y="26.051cm" svg:viewBox="0 0 3110 1155" draw:points="0,1155 3110,1155 3110,0 0,0">
            <text:p/>
          </draw:polygon>
          <draw:polygon draw:style-name="gr2" draw:layer="layout" svg:width="3.109cm" svg:height="1.154cm" svg:x="8.066cm" svg:y="26.051cm" svg:viewBox="0 0 3110 1155" draw:points="0,1155 3110,1155 3110,0 0,0">
            <text:p/>
          </draw:polygon>
        </draw:g>
        <draw:frame draw:style-name="gr3" draw:layer="layout" svg:width="0.4cm" svg:height="0.937cm" svg:x="9.649cm" svg:y="26.462cm">
          <draw:text-box>
            <text:p/>
          </draw:text-box>
        </draw:frame>
        <draw:frame draw:style-name="gr4" draw:layer="layout" svg:width="0.353cm" svg:height="1.079cm" svg:x="10.719cm" svg:y="25.817cm">
          <draw:text-box>
            <text:p/>
          </draw:text-box>
        </draw:frame>
        <draw:frame draw:style-name="gr5" draw:layer="layout" svg:width="3.109cm" svg:height="0.567cm" svg:x="8.066cm" svg:y="26.345cm">
          <draw:text-box>
            <text:p text:style-name="P1"><text:span text:style-name="T1">disconnected</text:span></text:p>
          </draw:text-box>
        </draw:frame>
        <draw:g>
          <draw:line draw:style-name="gr7" draw:layer="layout" svg:x1="9.62cm" svg:y1="15.136cm" svg:x2="9.62cm" svg:y2="16.859cm">
            <text:p/>
          </draw:line>
          <draw:frame draw:style-name="gr8" draw:layer="layout" svg:width="1.411cm" svg:height="1.219cm" svg:x="8.914cm" svg:y="15.388cm">
            <draw:text-box>
              <text:p/>
            </draw:text-box>
          </draw:frame>
        </draw:g>
        <draw:g>
          <draw:polyline draw:style-name="gr9" draw:layer="layout" svg:width="2.667cm" svg:height="2.192cm" svg:x="6.953cm" svg:y="6.013cm" svg:viewBox="0 0 2668 2193" draw:points="0,0 0,841 2668,841 2668,2193">
            <text:p/>
          </draw:polyline>
          <draw:frame draw:style-name="gr8" draw:layer="layout" svg:width="1.411cm" svg:height="1.219cm" svg:x="7.836cm" svg:y="6.245cm">
            <draw:text-box>
              <text:p/>
            </draw:text-box>
          </draw:frame>
        </draw:g>
        <draw:g>
          <draw:polyline draw:style-name="gr10" draw:layer="layout" svg:width="0cm" svg:height="1.745cm" svg:x="9.62cm" svg:y="9.359cm" svg:viewBox="0 0 0 1746" draw:points="0,0 0,499 0,499 0,1746">
            <text:p/>
          </draw:polyline>
          <draw:frame draw:style-name="gr8" draw:layer="layout" svg:width="1.411cm" svg:height="1.219cm" svg:x="8.914cm" svg:y="9.623cm">
            <draw:text-box>
              <text:p/>
            </draw:text-box>
          </draw:frame>
        </draw:g>
        <draw:g>
          <draw:line draw:style-name="gr11" draw:layer="layout" svg:x1="6.953cm" svg:y1="3.259cm" svg:x2="6.953cm" svg:y2="4.859cm">
            <text:p/>
          </draw:line>
          <draw:frame draw:style-name="gr8" draw:layer="layout" svg:width="1.411cm" svg:height="1.219cm" svg:x="6.248cm" svg:y="3.45cm">
            <draw:text-box>
              <text:p/>
            </draw:text-box>
          </draw:frame>
        </draw:g>
        <draw:g>
          <draw:polyline draw:style-name="gr12" draw:layer="layout" svg:width="3.417cm" svg:height="11.85cm" svg:x="4.649cm" svg:y="11.971cm" svg:viewBox="0 0 3418 11851" draw:points="3418,0 0,0 0,11851 3418,11851">
            <text:p/>
          </draw:polyline>
          <draw:frame draw:style-name="gr8" draw:layer="layout" svg:width="1.411cm" svg:height="1.219cm" svg:x="3.943cm" svg:y="17.286cm">
            <draw:text-box>
              <text:p/>
            </draw:text-box>
          </draw:frame>
        </draw:g>
        <draw:g>
          <draw:line draw:style-name="gr13" draw:layer="layout" svg:x1="9.62cm" svg:y1="12.259cm" svg:x2="9.62cm" svg:y2="13.982cm">
            <text:p/>
          </draw:line>
          <draw:frame draw:style-name="gr8" draw:layer="layout" svg:width="1.411cm" svg:height="1.219cm" svg:x="8.914cm" svg:y="12.511cm">
            <draw:text-box>
              <text:p/>
            </draw:text-box>
          </draw:frame>
        </draw:g>
        <draw:g>
          <draw:line draw:style-name="gr14" draw:layer="layout" svg:x1="9.62cm" svg:y1="24.397cm" svg:x2="9.62cm" svg:y2="26.05cm">
            <text:p/>
          </draw:line>
          <draw:frame draw:style-name="gr8" draw:layer="layout" svg:width="1.411cm" svg:height="1.219cm" svg:x="8.914cm" svg:y="24.615cm">
            <draw:text-box>
              <text:p/>
            </draw:text-box>
          </draw:frame>
        </draw:g>
        <draw:g>
          <draw:line draw:style-name="gr15" draw:layer="layout" svg:x1="9.62cm" svg:y1="18.013cm" svg:x2="9.62cm" svg:y2="19.489cm">
            <text:p/>
          </draw:line>
          <draw:frame draw:style-name="gr8" draw:layer="layout" svg:width="1.411cm" svg:height="1.219cm" svg:x="8.914cm" svg:y="18.142cm">
            <draw:text-box>
              <text:p/>
            </draw:text-box>
          </draw:frame>
        </draw:g>
        <draw:g>
          <draw:polyline draw:style-name="gr16" draw:layer="layout" svg:width="4.077cm" svg:height="9.52cm" svg:x="9.764cm" svg:y="11.704cm" svg:viewBox="0 0 4078 9521" draw:points="0,8963 0,9521 4078,9521 4078,0 1409,0">
            <text:p/>
          </draw:polyline>
          <draw:frame draw:style-name="gr8" draw:layer="layout" svg:width="1.278cm" svg:height="1.219cm" svg:x="13.202cm" svg:y="16.867cm">
            <draw:text-box>
              <text:p/>
            </draw:text-box>
          </draw:frame>
        </draw:g>
        <draw:g>
          <draw:polyline draw:style-name="gr17" draw:layer="layout" svg:width="3.417cm" svg:height="18.096cm" svg:x="4.649cm" svg:y="5.724cm" svg:viewBox="0 0 3418 18097" draw:points="749,0 0,0 0,18097 3418,18097">
            <text:p/>
          </draw:polyline>
          <draw:frame draw:style-name="gr8" draw:layer="layout" svg:width="1.411cm" svg:height="1.219cm" svg:x="3.943cm" svg:y="15.496cm">
            <draw:text-box>
              <text:p/>
            </draw:text-box>
          </draw:frame>
        </draw:g>
        <draw:g>
          <draw:polyline draw:style-name="gr18" draw:layer="layout" svg:width="3.417cm" svg:height="14.75cm" svg:x="4.649cm" svg:y="9.071cm" svg:viewBox="0 0 3418 14751" draw:points="3418,0 0,0 0,14751 3418,14751">
            <text:p/>
          </draw:polyline>
          <draw:frame draw:style-name="gr8" draw:layer="layout" svg:width="1.411cm" svg:height="1.219cm" svg:x="3.943cm" svg:y="15.836cm">
            <draw:text-box>
              <text:p/>
            </draw:text-box>
          </draw:frame>
        </draw:g>
        <draw:g>
          <draw:polyline draw:style-name="gr19" draw:layer="layout" svg:width="5.579cm" svg:height="18.096cm" svg:x="11.174cm" svg:y="5.724cm" svg:viewBox="0 0 5580 18097" draw:points="2517,0 5580,0 5580,18097 0,18097">
            <text:p/>
          </draw:polyline>
          <draw:frame draw:style-name="gr8" draw:layer="layout" svg:width="1.411cm" svg:height="1.219cm" svg:x="16.048cm" svg:y="15.421cm">
            <draw:text-box>
              <text:p/>
            </draw:text-box>
          </draw:frame>
        </draw:g>
        <draw:g>
          <draw:polyline draw:style-name="gr20" draw:layer="layout" svg:width="5.045cm" svg:height="21.481cm" svg:x="3.02cm" svg:y="5.148cm" svg:viewBox="0 0 5046 21482" draw:points="2378,0 0,0 0,21482 5046,21482">
            <text:p/>
          </draw:polyline>
          <draw:frame draw:style-name="gr8" draw:layer="layout" svg:width="1.411cm" svg:height="1.219cm" svg:x="2.314cm" svg:y="16.612cm">
            <draw:text-box>
              <text:p/>
            </draw:text-box>
          </draw:frame>
        </draw:g>
        <draw:g>
          <draw:path draw:style-name="gr21" draw:layer="layout" svg:width="5.045cm" svg:height="18.242cm" svg:x="3.02cm" svg:y="8.388cm" svg:viewBox="0 0 5046 18243" svg:d="M5046 106h-3312c0-19-4-36-14-53s-22-29-38-38c-17-10-34-15-53-15-20 0-36 5-53 15-17 9-29 21-39 38-9 17-14 34-14 53h-1523v18137h5046">
            <text:p/>
          </draw:path>
          <draw:frame draw:style-name="gr8" draw:layer="layout" svg:width="1.411cm" svg:height="1.219cm" svg:x="2.314cm" svg:y="16.937cm">
            <draw:text-box>
              <text:p/>
            </draw:text-box>
          </draw:frame>
        </draw:g>
        <draw:g>
          <draw:polyline draw:style-name="gr22" draw:layer="layout" svg:width="7.112cm" svg:height="21.481cm" svg:x="11.174cm" svg:y="5.148cm" svg:viewBox="0 0 7113 21482" draw:points="2516,0 7113,0 7113,21482 0,21482">
            <text:p/>
          </draw:polyline>
          <draw:frame draw:style-name="gr8" draw:layer="layout" svg:width="1.411cm" svg:height="1.219cm" svg:x="17.581cm" svg:y="16.537cm">
            <draw:text-box>
              <text:p/>
            </draw:text-box>
          </draw:frame>
        </draw:g>
        <draw:g>
          <draw:path draw:style-name="gr23" draw:layer="layout" svg:width="5.045cm" svg:height="15.341cm" svg:x="3.02cm" svg:y="11.288cm" svg:viewBox="0 0 5046 15342" svg:d="M5046 106h-3312c0-19-4-36-14-53s-22-29-38-38c-17-10-34-15-53-15-20 0-36 5-53 15-17 9-29 21-39 38-9 17-14 34-14 53h-1523v15236h5046">
            <text:p/>
          </draw:path>
          <draw:frame draw:style-name="gr8" draw:layer="layout" svg:width="1.411cm" svg:height="1.219cm" svg:x="2.314cm" svg:y="18.387cm">
            <draw:text-box>
              <text:p/>
            </draw:text-box>
          </draw:frame>
        </draw:g>
        <draw:frame draw:style-name="gr24" draw:text-style-name="P1" draw:layer="layout" svg:width="4.281cm" svg:height="1.215cm" svg:x="7.351cm" svg:y="3.119cm">
          <draw:text-box>
            <text:p text:style-name="P1"><text:span text:style-name="T1">Telephony Network: incoming/waiting call</text:span></text:p>
          </draw:text-box>
        </draw:frame>
        <draw:frame draw:style-name="gr25" draw:text-style-name="P1" draw:layer="layout" svg:width="2.446cm" svg:height="0.707cm" svg:x="5.12cm" svg:y="23.028cm">
          <draw:text-box>
            <text:p text:style-name="P1"><text:span text:style-name="T1">disconnect()</text:span></text:p>
          </draw:text-box>
        </draw:frame>
        <draw:frame draw:style-name="gr26" draw:layer="layout" svg:width="2.446cm" svg:height="0.707cm" svg:x="14.308cm" svg:y="5.724cm">
          <draw:text-box>
            <text:p text:style-name="P1"><text:span text:style-name="T1">disconnect()</text:span></text:p>
          </draw:text-box>
        </draw:frame>
        <draw:frame draw:style-name="gr27" draw:layer="layout" svg:width="2.5cm" svg:height="0.707cm" svg:x="6.02cm" svg:y="6.801cm">
          <draw:text-box>
            <text:p text:style-name="P1"><text:span text:style-name="T1">accept()</text:span></text:p>
          </draw:text-box>
        </draw:frame>
        <draw:frame draw:style-name="gr27" draw:layer="layout" svg:width="2.5cm" svg:height="0.707cm" svg:x="9.12cm" svg:y="12.81cm">
          <draw:text-box>
            <text:p text:style-name="P1"><text:span text:style-name="T1">hold()</text:span></text:p>
          </draw:text-box>
        </draw:frame>
        <draw:frame draw:style-name="gr27" draw:layer="layout" svg:width="2.5cm" svg:height="0.707cm" svg:x="9.47cm" svg:y="18.401cm">
          <draw:text-box>
            <text:p text:style-name="P1"><text:span text:style-name="T1">resume()</text:span></text:p>
          </draw:text-box>
        </draw:frame>
        <draw:frame draw:style-name="gr28" draw:layer="layout" svg:width="4.246cm" svg:height="1cm" svg:x="4.847cm" svg:y="1.359cm">
          <draw:text-box>
            <text:p text:style-name="P1"><text:span text:style-name="T1">Start (Telephony Idle)</text:span></text:p>
          </draw:text-box>
        </draw:frame>
        <draw:frame draw:style-name="gr28" draw:layer="layout" svg:width="6.055cm" svg:height="1cm" svg:x="9.193cm" svg:y="1.359cm">
          <draw:text-box>
            <text:p text:style-name="P1"><text:span text:style-name="T1">Start (Ongoing Telephony Call)</text:span></text:p>
          </draw:text-box>
        </draw:frame>
        <draw:g>
          <draw:line draw:style-name="gr29" draw:layer="layout" svg:x1="12.137cm" svg:y1="3.259cm" svg:x2="12.137cm" svg:y2="4.859cm">
            <text:p/>
          </draw:line>
          <draw:frame draw:style-name="gr8" draw:layer="layout" svg:width="1.411cm" svg:height="1.219cm" svg:x="11.431cm" svg:y="3.45cm">
            <draw:text-box>
              <text:p/>
            </draw:text-box>
          </draw:frame>
        </draw:g>
        <draw:g>
          <draw:polyline draw:style-name="gr30" draw:layer="layout" svg:width="2.517cm" svg:height="2.192cm" svg:x="9.62cm" svg:y="6.013cm" svg:viewBox="0 0 2518 2193" draw:points="2518,0 2518,841 0,841 0,2193">
            <text:p/>
          </draw:polyline>
          <draw:frame draw:style-name="gr8" draw:layer="layout" svg:width="1.411cm" svg:height="1.219cm" svg:x="9.918cm" svg:y="6.245cm">
            <draw:text-box>
              <text:p/>
            </draw:text-box>
          </draw:frame>
        </draw:g>
        <draw:frame draw:style-name="gr27" draw:layer="layout" svg:width="2.5cm" svg:height="0.707cm" svg:x="10.915cm" svg:y="6.801cm">
          <draw:text-box>
            <text:p text:style-name="P1"><text:span text:style-name="T1">accept()</text:span></text:p>
          </draw:text-box>
        </draw:frame>
        <draw:g>
          <draw:polygon draw:style-name="gr6" draw:layer="layout" svg:width="3.109cm" svg:height="1.154cm" svg:x="6.936cm" svg:y="28.894cm" svg:viewBox="0 0 3110 1155" draw:points="0,1155 3110,1155 3110,0 0,0">
            <text:p/>
          </draw:polygon>
          <draw:polygon draw:style-name="gr2" draw:layer="layout" svg:width="3.109cm" svg:height="1.154cm" svg:x="6.936cm" svg:y="28.894cm" svg:viewBox="0 0 3110 1155" draw:points="0,1155 3110,1155 3110,0 0,0">
            <text:p/>
          </draw:polygon>
        </draw:g>
        <draw:frame draw:style-name="gr3" draw:layer="layout" svg:width="0.4cm" svg:height="0.937cm" svg:x="8.519cm" svg:y="29.305cm">
          <draw:text-box>
            <text:p/>
          </draw:text-box>
        </draw:frame>
        <draw:frame draw:style-name="gr4" draw:layer="layout" svg:width="0.353cm" svg:height="1.079cm" svg:x="9.589cm" svg:y="28.659cm">
          <draw:text-box>
            <text:p/>
          </draw:text-box>
        </draw:frame>
        <draw:frame draw:style-name="gr5" draw:layer="layout" svg:width="3.109cm" svg:height="0.567cm" svg:x="6.936cm" svg:y="29.188cm">
          <draw:text-box>
            <text:p text:style-name="P1"><text:span text:style-name="T1">soft state</text:span></text:p>
          </draw:text-box>
        </draw:frame>
        <draw:g>
          <draw:polygon draw:style-name="gr1" draw:layer="layout" svg:width="3.109cm" svg:height="1.154cm" svg:x="10.591cm" svg:y="28.894cm" svg:viewBox="0 0 3110 1155" draw:points="0,1155 3110,1155 3110,0 0,0">
            <text:p/>
          </draw:polygon>
          <draw:polygon draw:style-name="gr2" draw:layer="layout" svg:width="3.109cm" svg:height="1.154cm" svg:x="10.591cm" svg:y="28.894cm" svg:viewBox="0 0 3110 1155" draw:points="0,1155 3110,1155 3110,0 0,0">
            <text:p/>
          </draw:polygon>
        </draw:g>
        <draw:frame draw:style-name="gr3" draw:layer="layout" svg:width="0.4cm" svg:height="0.937cm" svg:x="12.174cm" svg:y="29.305cm">
          <draw:text-box>
            <text:p/>
          </draw:text-box>
        </draw:frame>
        <draw:frame draw:style-name="gr4" draw:layer="layout" svg:width="0.353cm" svg:height="1.079cm" svg:x="13.244cm" svg:y="28.659cm">
          <draw:text-box>
            <text:p/>
          </draw:text-box>
        </draw:frame>
        <draw:frame draw:style-name="gr5" draw:layer="layout" svg:width="3.109cm" svg:height="0.567cm" svg:x="10.591cm" svg:y="29.188cm">
          <draw:text-box>
            <text:p text:style-name="P1"><text:span text:style-name="T1">hard state</text:span></text:p>
          </draw:text-box>
        </draw:frame>
        <draw:g xml:id="id2" draw:id="id2">
          <draw:path draw:style-name="gr31" draw:layer="layout" svg:width="1cm" svg:height="1cm" svg:x="6.453cm" svg:y="2.259cm" svg:viewBox="0 0 1001 1001" svg:d="M1001 500c0 93-21 171-67 251s-103 137-183 183-158 67-250 67c-93 0-171-21-251-67s-137-103-183-183-67-158-67-250c0-93 21-171 67-251s103-137 183-183 158-67 250-67c93 0 171 21 251 67s137 103 183 183 67 158 67 250z">
            <text:p/>
          </draw:path>
          <draw:path draw:style-name="gr2" draw:layer="layout" svg:width="1cm" svg:height="1cm" svg:x="6.453cm" svg:y="2.259cm" svg:viewBox="0 0 1001 1001" svg:d="M1001 500c0 93-21 171-67 251s-103 137-183 183-158 67-250 67c-93 0-171-21-251-67s-137-103-183-183-67-158-67-250c0-93 21-171 67-251s103-137 183-183 158-67 250-67c93 0 171 21 251 67s137 103 183 183 67 158 67 250z">
            <text:p/>
          </draw:path>
        </draw:g>
        <draw:frame draw:style-name="gr32" draw:layer="layout" svg:width="0.55cm" svg:height="1.079cm" svg:x="6.678cm" svg:y="2.22cm">
          <draw:text-box>
            <text:p/>
          </draw:text-box>
        </draw:frame>
        <draw:frame draw:style-name="gr33" draw:layer="layout" svg:width="0.576cm" svg:height="1.079cm" svg:x="6.694cm" svg:y="2.22cm">
          <draw:text-box>
            <text:p/>
          </draw:text-box>
        </draw:frame>
        <draw:frame draw:style-name="gr32" draw:layer="layout" svg:width="0.55cm" svg:height="1.079cm" svg:x="6.678cm" svg:y="2.22cm">
          <draw:text-box>
            <text:p/>
          </draw:text-box>
        </draw:frame>
        <draw:frame draw:style-name="gr34" draw:layer="layout" svg:width="0.141cm" svg:height="1.079cm" svg:x="6.883cm" svg:y="2.96cm">
          <draw:text-box>
            <text:p/>
          </draw:text-box>
        </draw:frame>
        <draw:frame draw:style-name="gr34" draw:layer="layout" svg:width="0.141cm" svg:height="1.079cm" svg:x="9.549cm" svg:y="29.06cm">
          <draw:text-box>
            <text:p/>
          </draw:text-box>
        </draw:frame>
        <draw:frame draw:style-name="gr28" draw:layer="layout" svg:width="3.861cm" svg:height="1.215cm" svg:x="5.785cm" svg:y="9.568cm">
          <draw:text-box>
            <text:p text:style-name="P1"><text:span text:style-name="T1">Telephony Network: call active </text:span></text:p>
          </draw:text-box>
        </draw:frame>
        <draw:frame draw:style-name="gr28" draw:layer="layout" svg:width="3.8cm" svg:height="1.215cm" svg:x="9.51cm" svg:y="15.51cm">
          <draw:text-box>
            <text:p text:style-name="P1"><text:span text:style-name="T1">Telephony Network: call held </text:span></text:p>
          </draw:text-box>
        </draw:frame>
        <draw:frame draw:style-name="gr28" draw:layer="layout" svg:width="3.823cm" svg:height="1.215cm" svg:x="10.259cm" svg:y="21.225cm">
          <draw:text-box>
            <text:p text:style-name="P1"><text:span text:style-name="T1">Telephony Network: call active </text:span></text:p>
          </draw:text-box>
        </draw:frame>
        <draw:g xml:id="id3" draw:id="id3">
          <draw:path draw:style-name="gr31" draw:layer="layout" svg:width="0.999cm" svg:height="1cm" svg:x="11.637cm" svg:y="2.259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  <draw:path draw:style-name="gr2" draw:layer="layout" svg:width="0.999cm" svg:height="1cm" svg:x="11.637cm" svg:y="2.259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</draw:g>
        <draw:frame draw:style-name="gr32" draw:layer="layout" svg:width="0.55cm" svg:height="1.079cm" svg:x="11.862cm" svg:y="2.22cm">
          <draw:text-box>
            <text:p/>
          </draw:text-box>
        </draw:frame>
        <draw:frame draw:style-name="gr33" draw:layer="layout" svg:width="0.576cm" svg:height="1.079cm" svg:x="11.877cm" svg:y="2.22cm">
          <draw:text-box>
            <text:p/>
          </draw:text-box>
        </draw:frame>
        <draw:frame draw:style-name="gr32" draw:layer="layout" svg:width="0.55cm" svg:height="1.079cm" svg:x="11.862cm" svg:y="2.22cm">
          <draw:text-box>
            <text:p/>
          </draw:text-box>
        </draw:frame>
        <draw:frame draw:style-name="gr34" draw:layer="layout" svg:width="0.141cm" svg:height="1.079cm" svg:x="12.066cm" svg:y="2.96cm">
          <draw:text-box>
            <text:p/>
          </draw:text-box>
        </draw:frame>
        <draw:frame draw:style-name="gr35" draw:layer="layout" svg:width="4.4cm" svg:height="1.7cm" svg:x="9.42cm" svg:y="24.359cm">
          <draw:text-box>
            <text:p text:style-name="P1"><text:span text:style-name="T1">Telephony Network: call disconnected</text:span></text:p>
          </draw:text-box>
        </draw:frame>
        <draw:frame draw:style-name="gr28" draw:layer="layout" svg:width="4cm" svg:height="1cm" svg:x="2.525cm" svg:y="28.972cm">
          <draw:text-box>
            <text:p text:style-name="P1"><text:span text:style-name="T2">Legend </text:span></text:p>
          </draw:text-box>
        </draw:frame>
        <draw:frame draw:style-name="gr25" draw:text-style-name="P1" draw:layer="layout" svg:width="1.524cm" svg:height="0.707cm" svg:x="13.066cm" svg:y="7.691cm">
          <draw:text-box>
            <text:p text:style-name="P1"><text:span text:style-name="T1">hold()</text:span></text:p>
          </draw:text-box>
        </draw:frame>
        <draw:frame draw:style-name="gr27" draw:layer="layout" svg:width="6.056cm" svg:height="1.215cm" svg:x="13.485cm" svg:y="3.826cm">
          <draw:text-box>
            <text:p text:style-name="P1"><text:span text:style-name="T1">deflect() or </text:span></text:p>
            <text:p text:style-name="P1"><text:span text:style-name="T1">Telephony Network disconnects </text:span></text:p>
          </draw:text-box>
        </draw:frame>
        <draw:connector draw:style-name="gr36" draw:text-style-name="P2" draw:layer="layout" draw:line-skew="0cm -4.304cm" svg:x1="9.621cm" svg:y1="27.206cm" svg:x2="6.453cm" svg:y2="2.759cm" draw:start-shape="id1" draw:start-glue-point="2" draw:end-shape="id2" draw:end-glue-point="3" svg:d="M9621 27206v513h-7985v-24960h4817" svg:viewBox="0 0 7986 24961">
          <text:p/>
        </draw:connector>
        <draw:connector draw:style-name="gr36" draw:text-style-name="P2" draw:layer="layout" svg:x1="7.454cm" svg:y1="2.759cm" svg:x2="11.637cm" svg:y2="2.759cm" draw:start-shape="id2" draw:start-glue-point="1" draw:end-shape="id3" draw:end-glue-point="3" svg:d="M7454 2759h4183" svg:viewBox="0 0 4184 1">
          <text:p/>
        </draw:connector>
        <draw:frame draw:style-name="gr37" draw:text-style-name="P1" draw:layer="layout" svg:width="3.109cm" svg:height="1.154cm" svg:x="10.719cm" svg:y="4.859cm">
          <draw:text-box>
            <text:p text:style-name="P1"><text:span text:style-name="T1">waiting</text:span></text:p>
          </draw:text-box>
        </draw:frame>
        <draw:line draw:style-name="gr38" draw:text-style-name="P2" draw:layer="layout" svg:x1="13.193cm" svg:y1="6.013cm" svg:x2="13.193cm" svg:y2="14.494cm">
          <text:p/>
        </draw:line>
        <draw:line draw:style-name="gr36" draw:text-style-name="P2" draw:layer="layout" svg:x1="13.193cm" svg:y1="14.494cm" svg:x2="11.176cm" svg:y2="14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10" draw:display-name="EndMarker_10" svg:viewBox="0 0 20 20" svg:d="M10 0l-10 20h20z"/>
    <draw:marker draw:name="EndMarker_5f_11" draw:display-name="EndMarker_11" svg:viewBox="0 0 20 20" svg:d="M10 0l-10 20h20z"/>
    <draw:marker draw:name="EndMarker_5f_12" draw:display-name="EndMarker_12" svg:viewBox="0 0 20 20" svg:d="M10 0l-10 20h20z"/>
    <draw:marker draw:name="EndMarker_5f_13" draw:display-name="EndMarker_13" svg:viewBox="0 0 20 20" svg:d="M10 0l-10 20h20z"/>
    <draw:marker draw:name="EndMarker_5f_14" draw:display-name="EndMarker_14" svg:viewBox="0 0 20 20" svg:d="M10 0l-10 20h20z"/>
    <draw:marker draw:name="EndMarker_5f_15" draw:display-name="EndMarker_15" svg:viewBox="0 0 20 20" svg:d="M10 0l-10 20h20z"/>
    <draw:marker draw:name="EndMarker_5f_16" draw:display-name="EndMarker_16" svg:viewBox="0 0 20 20" svg:d="M10 0l-10 20h20z"/>
    <draw:marker draw:name="EndMarker_5f_17" draw:display-name="EndMarker_17" svg:viewBox="0 0 20 20" svg:d="M10 0l-10 20h20z"/>
    <draw:marker draw:name="EndMarker_5f_18" draw:display-name="EndMarker_18" svg:viewBox="0 0 20 20" svg:d="M10 0l-10 20h20z"/>
    <draw:marker draw:name="EndMarker_5f_19" draw:display-name="EndMarker_19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draw:marker draw:name="EndMarker_5f_6" draw:display-name="EndMarker_6" svg:viewBox="0 0 20 20" svg:d="M10 0l-10 20h20z"/>
    <draw:marker draw:name="EndMarker_5f_7" draw:display-name="EndMarker_7" svg:viewBox="0 0 20 20" svg:d="M10 0l-10 20h20z"/>
    <draw:marker draw:name="EndMarker_5f_9" draw:display-name="EndMarker_9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21.5cm" fo:page-height="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0T18:59:45.382568777</dc:date>
    <dc:creator>Zoltan Kis</dc:creator>
    <meta:generator>LibreOffice/4.2.5.2$Linux_X86_64 LibreOffice_project/420$Build-2</meta:generator>
    <meta:editing-duration>PT1M32S</meta:editing-duration>
    <meta:editing-cycles>4</meta:editing-cycles>
    <meta:document-statistic meta:object-count="154"/>
  </office:meta>
</office:document-meta>
</file>